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cell-protect="none" style:print-content="true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7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5" table:style-name="ce15"/>
          <table:covered-table-cell table:number-columns-repeated="2" table:style-name="ce27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5"/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6K @0x20400000, 6K @0x80000000</text:p>
          </table:table-cell>
          <table:covered-table-cell table:number-columns-repeated="5" table:style-name="ce15"/>
          <table:covered-table-cell table:style-name="ce27"/>
          <table:table-cell table:style-name="ce27"/>
          <table:table-cell table:number-columns-repeated="1016"/>
        </table:table-row>
        <table:table-row table:style-name="ro1">
          <table:table-cell table:style-name="ce15" table:number-columns-repeated="6"/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FLASH (512K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0" office:value-type="string" calcext:value-type="string">
            <text:p>NAPOT</text:p>
          </table:table-cell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HEX2DEC(SUBSTITUTE([.D6];&quot;0x&quot;;&quot;&quot;))" office:value-type="float" office:value="541065216" calcext:value-type="float">
            <text:p>541065216</text:p>
          </table:table-cell>
          <table:table-cell table:style-name="ce23" office:value-type="string" calcext:value-type="string">
            <text:p>0x20400000</text:p>
          </table:table-cell>
          <table:table-cell table:style-name="ce24"/>
          <table:table-cell table:style-name="ce17"/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26" calcext:value-type="float">
            <text:p>26</text:p>
          </table:table-cell>
          <table:table-cell table:style-name="ce15" table:formula="of:=[.C6]+[.B6]*1024" office:value-type="float" office:value="541071360" calcext:value-type="float">
            <text:p>541071360</text:p>
          </table:table-cell>
          <table:table-cell table:style-name="ce24" table:formula="of:=CONCATENATE(&quot;0x&quot;;DEC2HEX([.C7]))" office:value-type="string" office:string-value="0x20401800" calcext:value-type="string">
            <text:p>0x20401800</text:p>
          </table:table-cell>
          <table:table-cell table:style-name="ce24"/>
          <table:table-cell table:style-name="ce17" table:formula="of:= IF( AND( INT(LOG([.B7];2))=LOG([.B7];2); INT([.C7]/[.B7])=[.C7]/[.B7]); &quot;&quot;; MOD([.C7];[.B7]))" office:value-type="float" office:value="24" calcext:value-type="float">
            <text:p>24</text:p>
          </table:table-cell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7]+[.B7]*1024" office:value-type="float" office:value="541097984" calcext:value-type="float">
            <text:p>541097984</text:p>
          </table:table-cell>
          <table:table-cell table:style-name="ce24" table:formula="of:=CONCATENATE(&quot;0x&quot;;DEC2HEX([.C8]))" office:value-type="string" office:string-value="0x20408000" calcext:value-type="string">
            <text:p>0x20408000</text:p>
          </table:table-cell>
          <table:table-cell table:style-name="ce24"/>
          <table:table-cell table:style-name="ce17" table:formula="of:= IF( AND( INT(LOG([.B8];2))=LOG([.B8];2); INT([.C8]/[.B8])=[.C8]/[.B8]); &quot;&quot;; MOD([.C8];[.B8]))">
            <text:p/>
          </table:table-cell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8]+[.B8]*1024" office:value-type="float" office:value="541100032" calcext:value-type="float">
            <text:p>541100032</text:p>
          </table:table-cell>
          <table:table-cell table:style-name="ce24" table:formula="of:=CONCATENATE(&quot;0x&quot;;DEC2HEX([.C9]))" office:value-type="string" office:string-value="0x20408800" calcext:value-type="string">
            <text:p>0x20408800</text:p>
          </table:table-cell>
          <table:table-cell table:style-name="ce24"/>
          <table:table-cell table:style-name="ce17" table:formula="of:= IF( AND( INT(LOG([.B9];2))=LOG([.B9];2); INT([.C9]/[.B9])=[.C9]/[.B9]); &quot;&quot;; MOD([.C9];[.B9]))">
            <text:p/>
          </table:table-cell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19" table:formula="of:=[.B11]-SUM([.B6:.B9])" office:value-type="float" office:value="214" calcext:value-type="float">
            <text:p>214</text:p>
          </table:table-cell>
          <table:table-cell table:style-name="ce15" table:formula="of:=[.C9]+[.B9]*1024" office:value-type="float" office:value="541108224" calcext:value-type="float">
            <text:p>541108224</text:p>
          </table:table-cell>
          <table:table-cell table:style-name="ce24" table:formula="of:=CONCATENATE(&quot;0x&quot;;DEC2HEX([.C10]))" office:value-type="string" office:string-value="0x2040A800" calcext:value-type="string">
            <text:p>0x2040A800</text:p>
          </table:table-cell>
          <table:table-cell table:style-name="ce24"/>
          <table:table-cell table:style-name="ce17" table:formula="of:= IF( AND( INT(LOG([.B10];2))=LOG([.B10];2); INT([.C10]/[.B10])=[.C10]/[.B10]); &quot;&quot;; MOD([.C10];[.B10]))" office:value-type="float" office:value="22" calcext:value-type="float">
            <text:p>22</text:p>
          </table:table-cell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1</text:p>
          </table:table-cell>
          <table:table-cell table:style-name="ce19" table:formula="of:=256" office:value-type="float" office:value="256" calcext:value-type="float">
            <text:p>256</text:p>
          </table:table-cell>
          <table:table-cell table:style-name="ce15" table:formula="of:=[.C10]+[.B10]*1024" office:value-type="float" office:value="541327360" calcext:value-type="float">
            <text:p>541327360</text:p>
          </table:table-cell>
          <table:table-cell table:style-name="ce24" table:formula="of:=CONCATENATE(&quot;0x&quot;;DEC2HEX([.C11]))" office:value-type="string" office:string-value="0x20440000" calcext:value-type="string">
            <text:p>0x20440000</text:p>
          </table:table-cell>
          <table:table-cell table:style-name="ce24"/>
          <table:table-cell table:style-name="ce17" table:formula="of:= IF( AND( INT(LOG([.B11];2))=LOG([.B11];2); INT([.C11]/[.B11])=[.C11]/[.B11]); &quot;&quot;; MOD([.C11];[.B11]))">
            <text:p/>
          </table:table-cell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1])" office:value-type="float" office:value="512" calcext:value-type="float">
            <text:p>512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15" table:number-columns-repeated="6"/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DTIM (64K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0" office:value-type="string" calcext:value-type="string">
            <text:p>NAPOT</text:p>
          </table:table-cell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HEX2DEC(SUBSTITUTE([.D15];&quot;0x&quot;;&quot;&quot;))" office:value-type="float" office:value="2147483648" calcext:value-type="float">
            <text:p>2147483648</text:p>
          </table:table-cell>
          <table:table-cell table:style-name="ce23" office:value-type="string" calcext:value-type="string">
            <text:p>0x80000000</text:p>
          </table:table-cell>
          <table:table-cell table:style-name="ce24"/>
          <table:table-cell table:style-name="ce17"/>
          <table:table-cell table:style-name="ce27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38" calcext:value-type="float">
            <text:p>38</text:p>
          </table:table-cell>
          <table:table-cell table:style-name="ce15" table:formula="of:=[.C15]+[.B15]*1024" office:value-type="float" office:value="2147489792" calcext:value-type="float">
            <text:p>2147489792</text:p>
          </table:table-cell>
          <table:table-cell table:style-name="ce24" table:formula="of:=CONCATENATE(&quot;0x&quot;;DEC2HEX([.C16]))" office:value-type="string" office:string-value="0x80001800" calcext:value-type="string">
            <text:p>0x80001800</text:p>
          </table:table-cell>
          <table:table-cell table:style-name="ce24"/>
          <table:table-cell table:style-name="ce17" table:formula="of:= IF( AND( INT(LOG([.B16];2))=LOG([.B16];2); INT([.C16]/[.B16])=[.C16]/[.B16]); &quot;&quot;; MOD([.C16];[.B16]))" office:value-type="float" office:value="10" calcext:value-type="float">
            <text:p>10</text:p>
          </table:table-cell>
          <table:table-cell table:style-name="ce27"/>
          <table:table-cell table:style-name="ce21"/>
          <table:table-cell table:number-columns-repeated="1016"/>
        </table:table-row>
        <table:table-row table:style-name="ro1">
          <table:table-cell table:style-name="ce18" office:value-type="string" calcext:value-type="string">
            <text:p>SH BUFF1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6]+[.B16]*1024" office:value-type="float" office:value="2147528704" calcext:value-type="float">
            <text:p>2147528704</text:p>
          </table:table-cell>
          <table:table-cell table:style-name="ce24" table:formula="of:=CONCATENATE(&quot;0x&quot;;DEC2HEX([.C17]))" office:value-type="string" office:string-value="0x8000B000" calcext:value-type="string">
            <text:p>0x8000B000</text:p>
          </table:table-cell>
          <table:table-cell table:style-name="ce24"/>
          <table:table-cell table:style-name="ce17" table:formula="of:= IF( AND( INT(LOG([.B17];2))=LOG([.B17];2); INT([.C17]/[.B17])=[.C17]/[.B17]); &quot;&quot;; MOD([.C17];[.B17]))">
            <text:p/>
          </table:table-cell>
          <table:table-cell table:style-name="ce27"/>
          <table:table-cell table:style-name="ce21"/>
          <table:table-cell table:number-columns-repeated="1016"/>
        </table:table-row>
        <table:table-row table:style-name="ro1">
          <table:table-cell table:style-name="ce11" office:value-type="string" calcext:value-type="string">
            <text:p>SH BUFF2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17]+[.B17]*1024" office:value-type="float" office:value="2147530752" calcext:value-type="float">
            <text:p>2147530752</text:p>
          </table:table-cell>
          <table:table-cell table:style-name="ce24" table:formula="of:=CONCATENATE(&quot;0x&quot;;DEC2HEX([.C18]))" office:value-type="string" office:string-value="0x8000B800" calcext:value-type="string">
            <text:p>0x8000B800</text:p>
          </table:table-cell>
          <table:table-cell table:style-name="ce24"/>
          <table:table-cell table:style-name="ce17" table:formula="of:= IF( AND( INT(LOG([.B18];2))=LOG([.B18];2); INT([.C18]/[.B18])=[.C18]/[.B18]); &quot;&quot;; MOD([.C18];[.B18]))">
            <text:p/>
          </table:table-cell>
          <table:table-cell table:style-name="ce27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8]+[.B18]*1024" office:value-type="float" office:value="2147538944" calcext:value-type="float">
            <text:p>2147538944</text:p>
          </table:table-cell>
          <table:table-cell table:style-name="ce24" table:formula="of:=CONCATENATE(&quot;0x&quot;;DEC2HEX([.C19]))" office:value-type="string" office:string-value="0x8000D800" calcext:value-type="string">
            <text:p>0x8000D800</text:p>
          </table:table-cell>
          <table:table-cell table:style-name="ce24"/>
          <table:table-cell table:style-name="ce17" table:formula="of:= IF( AND( INT(LOG([.B19];2))=LOG([.B19];2); INT([.C19]/[.B19])=[.C19]/[.B19]); &quot;&quot;; MOD([.C19];[.B19]))">
            <text:p/>
          </table:table-cell>
          <table:table-cell table:style-name="ce27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9]+[.B19]*1024" office:value-type="float" office:value="2147543040" calcext:value-type="float">
            <text:p>2147543040</text:p>
          </table:table-cell>
          <table:table-cell table:style-name="ce24" table:formula="of:=CONCATENATE(&quot;0x&quot;;DEC2HEX([.C20]))" office:value-type="string" office:string-value="0x8000E800" calcext:value-type="string">
            <text:p>0x8000E800</text:p>
          </table:table-cell>
          <table:table-cell table:style-name="ce24"/>
          <table:table-cell table:style-name="ce17" table:formula="of:= IF( AND( INT(LOG([.B20];2))=LOG([.B20];2); INT([.C20]/[.B20])=[.C20]/[.B20]); &quot;&quot;; MOD([.C20];[.B20]))">
            <text:p/>
          </table:table-cell>
          <table:table-cell table:style-name="ce27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4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20]+[.B20]*1024" office:value-type="float" office:value="2147545088" calcext:value-type="float">
            <text:p>2147545088</text:p>
          </table:table-cell>
          <table:table-cell table:style-name="ce24" table:formula="of:=CONCATENATE(&quot;0x&quot;;DEC2HEX([.C21]))" office:value-type="string" office:string-value="0x8000F000" calcext:value-type="string">
            <text:p>0x8000F000</text:p>
          </table:table-cell>
          <table:table-cell table:style-name="ce24"/>
          <table:table-cell table:style-name="ce17" table:formula="of:= IF( AND( INT(LOG([.B21];2))=LOG([.B21];2); INT([.C21]/[.B21])=[.C21]/[.B21]); &quot;&quot;; MOD([.C21];[.B21]))">
            <text:p/>
          </table:table-cell>
          <table:table-cell table:style-name="ce27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5:.B21])" office:value-type="float" office:value="64" calcext:value-type="float">
            <text:p>64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7" table:number-columns-repeated="2"/>
          <table:table-cell table:number-columns-repeated="1016"/>
        </table:table-row>
        <table:table-row table:style-name="ro1" table:number-rows-repeated="2">
          <table:table-cell table:style-name="ce15" table:number-columns-repeated="6"/>
          <table:table-cell table:style-name="ce27" table:number-columns-repeated="2"/>
          <table:table-cell table:number-columns-repeated="1016"/>
        </table:table-row>
        <table:table-row table:style-name="ro1" table:number-rows-repeated="8">
          <table:table-cell table:style-name="Default" table:number-columns-repeated="1024"/>
        </table:table-row>
        <table:table-row table:style-name="ro1">
          <table:table-cell table:style-name="ce15" table:number-columns-repeated="6"/>
          <table:table-cell table:style-name="ce27" table:number-columns-repeated="2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7:59:02.779072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0-11-18T19:20:24.876820854</dc:date>
    <meta:editing-cycles>32</meta:editing-cycles>
    <meta:editing-duration>PT4H32M55S</meta:editing-duration>
    <meta:generator>LibreOffice/6.1.5.2$Linux_X86_64 LibreOffice_project/10$Build-2</meta:generator>
    <meta:document-statistic meta:table-count="1" meta:cell-count="76" meta:object-count="0"/>
  </office:meta>
</office:document-meta>
</file>